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billingModeValidator" table:condition="of:cell-content-is-in-list(&quot;Gratuite&quot;;&quot;Payante&quot;;&quot;Prépayée&quot;)" table:allow-empty-cell="false">
          <table:error-message table:display="true" table:message-type="stop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4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9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9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9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9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9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9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4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2" table:number-rows-spanned="3">
            <text:p>Tarification</text:p>
          </table:table-cell>
          <table:covered-table-cell table:number-columns-repeated="1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ratos</text:p>
          </table:table-cell>
          <table:table-cell table:style-name="ce28" office:value-type="string" calcext:value-type="string">
            <text:p>Certif</text:p>
          </table:table-cell>
          <table:table-cell table:style-name="ce51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0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 office:value-type="string" calcext:value-type="string">
            <text:p>Gratuite</text:p>
          </table:table-cell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Lo</text:p>
          </table:table-cell>
          <table:table-cell table:style-name="ce28" office:value-type="string" calcext:value-type="string">
            <text:p>Yo</text:p>
          </table:table-cell>
          <table:table-cell table:style-name="ce51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0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Qui Raque</text:p>
          </table:table-cell>
          <table:table-cell table:style-name="ce28" office:value-type="string" calcext:value-type="string">
            <text:p>Candidat</text:p>
          </table:table-cell>
          <table:table-cell table:style-name="ce51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0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 office:value-type="string" calcext:value-type="string">
            <text:p>Payante</text:p>
          </table:table-cell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With A Code</text:p>
          </table:table-cell>
          <table:table-cell table:style-name="ce28" office:value-type="string" calcext:value-type="string">
            <text:p>A Man</text:p>
          </table:table-cell>
          <table:table-cell table:style-name="ce51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0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 office:value-type="string" calcext:value-type="string">
            <text:p>Prépayée</text:p>
          </table:table-cell>
          <table:table-cell table:style-name="ce28" table:content-validation-name="val3" office:value-type="string" calcext:value-type="string">
            <text:p>CODECODECODEC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3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number:min-decimal-places="1" number:min-integer-digits="1"/>
      <number:text>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6:33:08.1032242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2-07T16:33:16.584951618</dc:date>
    <meta:editing-cycles>68</meta:editing-cycles>
    <meta:editing-duration>PT9H43M44S</meta:editing-duration>
    <meta:document-statistic meta:table-count="1" meta:cell-count="51" meta:object-count="1"/>
  </office:meta>
</office:document-meta>
</file>